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714e" officeooo:paragraph-rsid="0002714e"/>
    </style:style>
    <style:style style:name="P2" style:family="paragraph" style:parent-style-name="Standard">
      <style:paragraph-properties fo:text-align="justify" style:justify-single-word="false"/>
      <style:text-properties officeooo:rsid="0002714e" officeooo:paragraph-rsid="0002714e"/>
    </style:style>
    <style:style style:name="P3" style:family="paragraph" style:parent-style-name="Standard">
      <style:paragraph-properties fo:text-align="justify" style:justify-single-word="false"/>
      <style:text-properties officeooo:rsid="0002714e" officeooo:paragraph-rsid="00078135"/>
    </style:style>
    <style:style style:name="P4" style:family="paragraph" style:parent-style-name="Standard">
      <style:paragraph-properties fo:text-align="justify" style:justify-single-word="false"/>
      <style:text-properties officeooo:rsid="0005e3d2" officeooo:paragraph-rsid="0005e3d2"/>
    </style:style>
    <style:style style:name="P5" style:family="paragraph" style:parent-style-name="Standard">
      <style:paragraph-properties fo:text-align="justify" style:justify-single-word="false"/>
      <style:text-properties officeooo:rsid="000610c8" officeooo:paragraph-rsid="000610c8"/>
    </style:style>
    <style:style style:name="P6" style:family="paragraph" style:parent-style-name="Standard">
      <style:paragraph-properties fo:text-align="justify" style:justify-single-word="false"/>
      <style:text-properties officeooo:rsid="000658c3" officeooo:paragraph-rsid="000658c3"/>
    </style:style>
    <style:style style:name="P7" style:family="paragraph" style:parent-style-name="Standard">
      <style:paragraph-properties fo:text-align="justify" style:justify-single-word="false"/>
      <style:text-properties officeooo:rsid="00078135" officeooo:paragraph-rsid="00078135"/>
    </style:style>
    <style:style style:name="P8" style:family="paragraph" style:parent-style-name="Standard">
      <style:paragraph-properties fo:text-align="justify" style:justify-single-word="false"/>
      <style:text-properties officeooo:rsid="0007f9c0" officeooo:paragraph-rsid="0007f9c0"/>
    </style:style>
    <style:style style:name="P9" style:family="paragraph" style:parent-style-name="Standard">
      <style:paragraph-properties fo:text-align="justify" style:justify-single-word="false"/>
      <style:text-properties officeooo:rsid="000a9b46" officeooo:paragraph-rsid="000a9b46"/>
    </style:style>
    <style:style style:name="P10" style:family="paragraph" style:parent-style-name="Standard">
      <style:paragraph-properties fo:text-align="justify" style:justify-single-word="false"/>
      <style:text-properties officeooo:rsid="000c9bc9" officeooo:paragraph-rsid="000c9bc9"/>
    </style:style>
    <style:style style:name="P11" style:family="paragraph" style:parent-style-name="Standard">
      <style:paragraph-properties fo:text-align="justify" style:justify-single-word="false"/>
      <style:text-properties officeooo:rsid="000e070f" officeooo:paragraph-rsid="000e070f"/>
    </style:style>
    <style:style style:name="T1" style:family="text">
      <style:text-properties officeooo:rsid="0003f983"/>
    </style:style>
    <style:style style:name="T2" style:family="text">
      <style:text-properties officeooo:rsid="000610c8"/>
    </style:style>
    <style:style style:name="T3" style:family="text">
      <style:text-properties officeooo:rsid="0009a892"/>
    </style:style>
    <style:style style:name="T4" style:family="text">
      <style:text-properties officeooo:rsid="000a9b46"/>
    </style:style>
    <style:style style:name="T5" style:family="text">
      <style:text-properties officeooo:rsid="000b4be1"/>
    </style:style>
    <style:style style:name="T6" style:family="text">
      <style:text-properties officeooo:rsid="000d7d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.2 内存管理</text:p>
      <text:p text:style-name="P2">4.2.1 内存分配和释放</text:p>
      <text:p text:style-name="P2">cudaErrot_t cudaMalloc(void **devPtr, size_t count)</text:p>
      <text:p text:style-name="P3">这个函数在设备上分配了count字节的全局内存，并用devPtr指针返回该内存的地址。</text:p>
      <text:p text:style-name="P3">所分配的内存支持任何变量类型，包括整型、浮点类型变量、布尔类型等。</text:p>
      <text:p text:style-name="P3">如果cudaMalloc函数执行失败则返回cudaErrorMemoryAllocation。</text:p>
      <text:p text:style-name="P3">在已分配的全局内存中的值不会被清除，需用从主机上传输的数据来填充所分配的全局内存，或用cudaError_t cudaMemset(void *devPtr, int value, size_t count)初始化，这个函数用存储在变量value中的值来填充从设备内存地址devPtr处开始的count字节。</text:p>
      <text:p text:style-name="P2">一旦不再使用已分配的全局内存，用cudaError_t cudaFree(void *devPtr)释放该内存空间。</text:p>
      <text:p text:style-name="P2">该函数释放了devPtr指向的全局内存，该内存必须在此前使用一个设备分配函数来进行分配。否则，它将返回一个错误cudaErrorInvalidDevicePointer。如果地址空间已经被释放，那么cudaFree也返回一个错误。</text:p>
      <text:p text:style-name="P2">设备内存的分配和释放操作成本较高，所以应用程序应重利用设备内存，以减少对整体性能的影响。</text:p>
      <text:p text:style-name="P2">4.2.2 内存传输</text:p>
      <text:p text:style-name="P2">从主机向设备传输数据</text:p>
      <text:p text:style-name="P2">cudaError_t cudaMemcpy(void *dst, const void *src, size_t count, enum cudaMemcpyKind kind)</text:p>
      <text:p text:style-name="P3">这个函数从内存位置src复制了count字节到内存位置dst。</text:p>
      <text:p text:style-name="P3">变量kind有<text:span text:style-name="T1">cudaMemcpyHostToHost, cudaMemcpyHostToDevice, cudaMemcpyDeviceToHost, cudaMemcpyDeviceToDevice。</text:span></text:p>
      <text:p text:style-name="P4"><text:span text:style-name="T2">m</text:span>emTransfer.cu</text:p>
      <text:p text:style-name="P4">HtoD 9.8485ms</text:p>
      <text:p text:style-name="P4">DtoH 9.7895ms</text:p>
      <text:p text:style-name="P7">从主机到设备的数据传输用HtoD来标记，从设备到主机用DtoH来标记。</text:p>
      <text:p text:style-name="P7">GPU芯片和板载GDDR5 GPU内存之间的理论峰值带宽非常高。</text:p>
      <text:p text:style-name="P7">CPU和GPU之间通过PCIe Gen2总线相连，这种连接的理论带宽要低的多。</text:p>
      <text:p text:style-name="P7">CUDA编程的一个基本原则应是尽可能地减少主机与设备之间的传输。</text:p>
      <text:p text:style-name="P8">4.2.3 固定内存</text:p>
      <text:p text:style-name="P8">分配的主机内存默认是pageable（可分页），GPU不能在可分页主机内存上安全地访问数据。</text:p>
      <text:p text:style-name="P8">当从可分页主机内存传输数据到设备内存时<text:span text:style-name="T3">，CUDA驱动程序首先分配临时页面锁定的或固定的主机内存，将主机源数据复制到固定内存中，然后从固定内存传输数据给设备内存。</text:span></text:p>
      <text:p text:style-name="P8">直接分配固定主机内存cuda<text:span text:style-name="T3">Error_t cudaMallocHost(void **devPtr, size_t count)</text:span></text:p>
      <text:p text:style-name="P8">这个函数分配了count字节的主机内存<text:span text:style-name="T3">，这些内存是页面锁定的并且对设备来说是可访问的。</text:span></text:p>
      <text:p text:style-name="P8">由于固定内存能被设备直接访问<text:span text:style-name="T3">，所以它能用比可分页内存高得多的带宽进行读写。</text:span></text:p>
      <text:p text:style-name="P8">分配过多的固定内存可能会降低主机系统的性能<text:span text:style-name="T3">，因为它减少了用于存储虚拟内存数据的可分页内存的数量。</text:span></text:p>
      <text:p text:style-name="P8">固定主机内存必须用<text:span text:style-name="T4">cudaFreeHost(void *ptr)来释放。</text:span></text:p>
      <text:p text:style-name="P5">pinMemTransfer.cu</text:p>
      <text:p text:style-name="P5">HtoD 9.7735ms</text:p>
      <text:p text:style-name="P5">DtoH 9.7290ms</text:p>
      <text:p text:style-name="P9">与可分页内存相比，固定内存的分配和释放成本更高，但是它为大规模数据传输提供了更高的传输吞吐量。</text:p>
      <text:p text:style-name="P9">固定内存获得的加速取决于设备计算能力。</text:p>
      <text:p text:style-name="P9">将许多小的传输批处理为一个更大的传输能提高性能<text:span text:style-name="T5">，它减少了单位传输消耗。</text:span></text:p>
      <text:p text:style-name="P10">4.2.4 零拷贝内存</text:p>
      <text:p text:style-name="P10">通常，主机不能直接访问设备变量，同时设备也不能之间访问主机变量。主机和设备都可以访问零拷贝内存。</text:p>
      <text:p text:style-name="P10">使用零拷贝内存来共享主机和设备间的数据时<text:span text:style-name="T6">，必须同步主机和设备间的内存访问。</text:span></text:p>
      <text:p text:style-name="P10"><text:soft-page-break/>零拷贝内存是固定<text:span text:style-name="T6">（不可分页）内存，该内存映射到设备地址空间中。</text:span></text:p>
      <text:p text:style-name="P11">cudaError_t cudaHostAlloc(void **pHost, size_t count, unsigned int flags)</text:p>
      <text:p text:style-name="P11">这个函数分配了count字节的主机内存，该内存是页面锁定的且设备可访问的。</text:p>
      <text:p text:style-name="P11">必须用cudaFreeHost函数释放。</text:p>
      <text:p text:style-name="P11">flags可取</text:p>
      <text:p text:style-name="P11">cudaHostAllocDefault使cudaHostAlloc函数的行为与cudaMallocHost函数一致。</text:p>
      <text:p text:style-name="P11">cudaHostAllocPortable可以返回能被所有CUDA上下文使用的固定内存，而不仅是执行内存分配的那一个。</text:p>
      <text:p text:style-name="P11">cudaHostAllocWriteCombined返回写结合内存，该内存可以在某些系统配置上通过PCIe 总线上更快地传输，但它在大多数主机上不能被有效地读取。</text:p>
      <text:p text:style-name="P11">cudaHostAllocMapped标志返回，可以实现主机写入和设备读取被映射到设备地址空间中的主机内存。</text:p>
      <text:p text:style-name="P11">cudaError_t cudaHostGetDevicePointer(void **pDevice, void *pHost, unsigned int flags)</text:p>
      <text:p text:style-name="P11">该函数返回了一个在pDevice中的设备指针，该指针可以在设备上被引用以访问映射得到的固定主机内存。</text:p>
      <text:p text:style-name="P6">sumArrayZerocopy.cu</text:p>
      <text:p text:style-name="P6">DtoH 3.9040us</text:p>
      <text:p text:style-name="P6">HtoD 3.3920u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8T14:30:02.251033171</meta:creation-date>
    <dc:date>2021-07-28T19:37:42.878188895</dc:date>
    <meta:editing-duration>PT1H39M44S</meta:editing-duration>
    <meta:editing-cycles>10</meta:editing-cycles>
    <meta:generator>LibreOffice/7.1.4.2$Linux_X86_64 LibreOffice_project/10$Build-2</meta:generator>
    <meta:document-statistic meta:table-count="0" meta:image-count="0" meta:object-count="0" meta:page-count="2" meta:paragraph-count="53" meta:word-count="1254" meta:character-count="2193" meta:non-whitespace-character-count="2135"/>
  </office:meta>
</office:document-meta>
</file>